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_1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_1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1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1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1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1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1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1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7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8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text-indent="1.27cm" fo:line-height="115%" fo:margin-left="2.54cm" style:writing-mode="lr-tb"/>
    </style:style>
    <style:style style:name="T9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10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0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0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0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0_5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0_6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0_7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0_8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0_9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0_10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text-indent="0cm" fo:line-height="115%" fo:margin-lef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1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Standard">
      <style:paragraph-properties fo:text-align="left" fo:break-before="auto" fo:text-indent="0cm" fo:line-height="115%" fo:margin-lef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Standard">
      <style:paragraph-properties fo:text-align="left" fo:break-before="auto" fo:text-indent="0cm" fo:line-height="115%" fo:margin-lef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2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22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2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2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2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2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2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2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2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2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3" style:family="paragraph" style:parent-style-name="Standard">
      <style:paragraph-properties fo:text-align="left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4" style:family="paragraph" style:parent-style-name="Standard">
      <style:paragraph-properties fo:text-align="left" fo:break-before="auto" fo:line-height="115%" style:writing-mode="lr-tb"/>
    </style:style>
    <style:style style:name="T24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4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5" style:family="paragraph" style:parent-style-name="Standard">
      <style:paragraph-properties fo:text-align="left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6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26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6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6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6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6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6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6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6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6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7" style:family="paragraph" style:parent-style-name="Standard">
      <style:paragraph-properties fo:text-align="left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line-height="115%" fo:margin-left="1.217cm" style:writing-mode="lr-tb"/>
    </style:style>
    <style:style style:name="T2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9" style:family="paragraph" style:parent-style-name="Standard">
      <style:paragraph-properties fo:break-before="auto" fo:text-indent="1.27cm" fo:line-height="115%" fo:margin-left="-0.053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0" style:family="paragraph" style:parent-style-name="Standard">
      <style:paragraph-properties fo:break-before="auto" fo:text-indent="0cm" fo:line-height="115%" fo:margin-left="1.217cm" style:writing-mode="lr-tb"/>
    </style:style>
    <style:style style:name="T3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1" style:family="paragraph" style:parent-style-name="Standard">
      <style:paragraph-properties fo:break-before="auto" fo:text-indent="1.27cm" fo:line-height="115%" fo:margin-left="-0.053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2" style:family="paragraph" style:parent-style-name="Standard">
      <style:paragraph-properties fo:break-before="auto" fo:text-indent="0cm" fo:line-height="115%" fo:margin-left="1.217cm" style:writing-mode="lr-tb"/>
    </style:style>
    <style:style style:name="T3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2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3" style:family="paragraph" style:parent-style-name="Standard">
      <style:paragraph-properties fo:text-align="left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34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34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34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34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34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34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34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34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34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5" style:family="paragraph" style:parent-style-name="Standard">
      <style:paragraph-properties fo:text-align="left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6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T3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7" style:family="paragraph" style:parent-style-name="Standard">
      <style:paragraph-properties fo:text-align="left" fo:break-before="auto" fo:text-indent="0cm" fo:line-height="115%" fo:margin-left="1.27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8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T3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9" style:family="paragraph" style:parent-style-name="Standard">
      <style:paragraph-properties fo:text-align="left" fo:break-before="auto" fo:text-indent="0cm" fo:line-height="115%" fo:margin-left="1.27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0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T4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1" style:family="paragraph" style:parent-style-name="Standard">
      <style:paragraph-properties fo:text-align="left" fo:break-before="auto" fo:text-indent="0cm" fo:line-height="115%" fo:margin-left="1.27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2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T4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3" style:family="paragraph" style:parent-style-name="Standard">
      <style:paragraph-properties fo:text-align="left" fo:break-before="auto" fo:text-indent="0cm" fo:line-height="115%" fo:margin-left="1.27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44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4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4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4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4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4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4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4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4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45" style:family="paragraph" style:parent-style-name="Standard">
      <style:paragraph-properties fo:text-align="left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46" style:family="paragraph" style:parent-style-name="Standard">
      <style:paragraph-properties fo:text-align="left" fo:break-before="auto" fo:text-indent="0cm" fo:line-height="115%" fo:margin-left="1.217cm" style:writing-mode="lr-tb"/>
    </style:style>
    <style:style style:name="T4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7" style:family="paragraph" style:parent-style-name="Standard">
      <style:paragraph-properties fo:text-align="left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8" style:family="paragraph" style:parent-style-name="Standard">
      <style:paragraph-properties fo:text-align="left" fo:break-before="auto" fo:line-height="115%" style:writing-mode="lr-tb"/>
    </style:style>
    <style:style style:name="T4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9" style:family="paragraph" style:parent-style-name="Standard">
      <style:paragraph-properties fo:text-align="left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0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50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1" style:family="paragraph" style:parent-style-name="Standard">
      <style:paragraph-properties fo:text-align="left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2" style:family="paragraph" style:parent-style-name="Standard">
      <style:paragraph-properties fo:text-align="left" fo:break-before="auto" fo:text-indent="0cm" fo:line-height="115%" fo:margin-left="0.952cm" style:writing-mode="lr-tb"/>
    </style:style>
    <style:style style:name="T5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3" style:family="paragraph" style:parent-style-name="Standard">
      <style:paragraph-properties fo:text-align="left" fo:break-before="auto" fo:text-indent="0cm" fo:line-height="115%" fo:margin-left="1.217cm" style:writing-mode="lr-tb"/>
    </style:style>
    <style:style style:name="T5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4" style:family="paragraph" style:parent-style-name="Standard">
      <style:paragraph-properties fo:text-align="left" fo:break-before="auto" fo:text-indent="0cm" fo:line-height="115%" fo:margin-left="1.217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5" style:family="paragraph" style:parent-style-name="Standard">
      <style:paragraph-properties fo:text-align="left" fo:break-before="auto" fo:text-indent="0cm" fo:line-height="115%" fo:margin-left="1.217cm" style:writing-mode="lr-tb"/>
    </style:style>
    <style:style style:name="T5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Standard">
      <style:paragraph-properties fo:text-align="left" fo:break-before="auto" fo:text-indent="0cm" fo:line-height="115%" fo:margin-left="1.217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Standard">
      <style:paragraph-properties fo:text-align="left" fo:break-before="auto" fo:text-indent="0cm" fo:line-height="115%" fo:margin-left="1.217cm" style:writing-mode="lr-tb"/>
    </style:style>
    <style:style style:name="T5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Standard">
      <style:paragraph-properties fo:text-align="left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</office:automatic-styles>
  <office:body>
    <office:text>
      <text:p text:style-name="P1"><text:span text:style-name="T1_1">Universidade</text:span><text:span text:style-name="T1_2"><text:s/></text:span><text:span text:style-name="T1_3">Federal</text:span><text:span text:style-name="T1_4"><text:s/></text:span><text:span text:style-name="T1_5">da</text:span><text:span text:style-name="T1_6"><text:s/></text:span><text:span text:style-name="T1_7">Paraíba</text:span></text:p>
      <text:p text:style-name="P2"><text:span text:style-name="T2_1">Departamento</text:span><text:span text:style-name="T2_2"><text:s/></text:span><text:span text:style-name="T2_3">de</text:span><text:span text:style-name="T2_4"><text:s/></text:span><text:span text:style-name="T2_5">Ciências</text:span><text:span text:style-name="T2_6"><text:s/></text:span><text:span text:style-name="T2_7">Exatas</text:span></text:p>
      <text:p text:style-name="P3"/>
      <text:p text:style-name="P4"><text:span text:style-name="T4_1">Disciplina</text:span><text:span text:style-name="T4_2">:<text:s/></text:span><text:span text:style-name="T4_3">Projeto</text:span><text:span text:style-name="T4_4"><text:s/></text:span><text:span text:style-name="T4_5">Avançado</text:span><text:span text:style-name="T4_6"><text:s/></text:span><text:span text:style-name="T4_7">de</text:span><text:span text:style-name="T4_8"><text:s/></text:span><text:span text:style-name="T4_9">Software</text:span><text:span text:style-name="T4_10"><text:s/></text:span><text:span text:style-name="T4_11">II</text:span></text:p>
      <text:p text:style-name="P5"><text:span text:style-name="T5_1">Alunos</text:span><text:span text:style-name="T5_2">:<text:s/></text:span><text:span text:style-name="T5_3">Raphael</text:span><text:span text:style-name="T5_4"><text:s/></text:span><text:span text:style-name="T5_5">Souza</text:span><text:span text:style-name="T5_6"><text:s/></text:span><text:span text:style-name="T5_7">Diniz</text:span><text:span text:style-name="T5_8"><text:s/>,<text:s/></text:span><text:span text:style-name="T5_9">Danilo</text:span><text:span text:style-name="T5_10"><text:s/></text:span><text:span text:style-name="T5_11">de</text:span><text:span text:style-name="T5_12"><text:s/></text:span><text:span text:style-name="T5_13">Araújo</text:span><text:span text:style-name="T5_14"><text:s/></text:span><text:span text:style-name="T5_15">Formiga</text:span></text:p>
      <text:p text:style-name="P6"/>
      <text:p text:style-name="P7"/>
      <text:p text:style-name="P8"><text:span text:style-name="T8_1">TimeList</text:span></text:p>
      <text:p text:style-name="P9"><text:span text:style-name="T9_1"><text:tab/></text:span></text:p>
      <text:p text:style-name="P10"><text:span text:style-name="T10_1"><text:s/></text:span><text:span text:style-name="T10_2">Descrição</text:span><text:span text:style-name="T10_3"><text:s/></text:span><text:span text:style-name="T10_4">das</text:span><text:span text:style-name="T10_5"><text:s/></text:span><text:span text:style-name="T10_6">Classes</text:span><text:span text:style-name="T10_7"><text:s/></text:span><text:span text:style-name="T10_8">do</text:span><text:span text:style-name="T10_9"><text:s/></text:span><text:span text:style-name="T10_10">Sistema</text:span></text:p>
      <text:p text:style-name="P11"/>
      <text:p text:style-name="P12"><text:span text:style-name="T12_1">O</text:span><text:span text:style-name="T12_2"><text:s/></text:span><text:span text:style-name="T12_3">sistema</text:span><text:span text:style-name="T12_4"><text:s/></text:span><text:span text:style-name="T12_5">esta</text:span><text:span text:style-name="T12_6"><text:s/></text:span><text:span text:style-name="T12_7">dividido</text:span><text:span text:style-name="T12_8"><text:s/></text:span><text:span text:style-name="T12_9">em</text:span><text:span text:style-name="T12_10"><text:s/></text:span><text:span text:style-name="T12_11">pacotes</text:span><text:span text:style-name="T12_12"><text:s/></text:span><text:span text:style-name="T12_13">referentes</text:span><text:span text:style-name="T12_14"><text:s/></text:span><text:span text:style-name="T12_15">aos</text:span><text:span text:style-name="T12_16"><text:s/></text:span><text:span text:style-name="T12_17">diferentes</text:span><text:span text:style-name="T12_18"><text:s/></text:span><text:span text:style-name="T12_19">modulos</text:span><text:span text:style-name="T12_20"><text:s/></text:span><text:span text:style-name="T12_21">do</text:span><text:span text:style-name="T12_22"><text:s/></text:span><text:span text:style-name="T12_23">sistema</text:span><text:span text:style-name="T12_24">,<text:s/></text:span><text:span text:style-name="T12_25">todos</text:span><text:span text:style-name="T12_26"><text:s/></text:span><text:span text:style-name="T12_27">seguidos</text:span><text:span text:style-name="T12_28"><text:s/></text:span><text:span text:style-name="T12_29">do</text:span><text:span text:style-name="T12_30"><text:s/></text:span><text:span text:style-name="T12_31">pacote</text:span><text:span text:style-name="T12_32"><text:s/></text:span><text:span text:style-name="T12_33">raiz</text:span><text:span text:style-name="T12_34"><text:s/></text:span><text:span text:style-name="T12_35">br</text:span><text:span text:style-name="T12_36">.</text:span><text:span text:style-name="T12_37">com</text:span><text:span text:style-name="T12_38">.</text:span><text:span text:style-name="T12_39">ufpb</text:span><text:span text:style-name="T12_40">.</text:span><text:span text:style-name="T12_41">pa</text:span><text:span text:style-name="T12_42">.</text:span></text:p>
      <text:p text:style-name="P13"/>
      <text:p text:style-name="P14"><text:span text:style-name="T14_1">Segue</text:span><text:span text:style-name="T14_2"><text:s/></text:span><text:span text:style-name="T14_3">descrição</text:span><text:span text:style-name="T14_4"><text:s/></text:span><text:span text:style-name="T14_5">dos</text:span><text:span text:style-name="T14_6"><text:s/></text:span><text:span text:style-name="T14_7">pacotes</text:span><text:span text:style-name="T14_8"><text:s/></text:span><text:span text:style-name="T14_9">e</text:span><text:span text:style-name="T14_10"><text:s/></text:span><text:span text:style-name="T14_11">suas</text:span><text:span text:style-name="T14_12"><text:s/></text:span><text:span text:style-name="T14_13">classes</text:span><text:span text:style-name="T14_14"><text:s/></text:span><text:span text:style-name="T14_15">internas</text:span><text:span text:style-name="T14_16">:</text:span></text:p>
      <text:p text:style-name="P15"/>
      <text:list text:style-name="LS1" xml:id="list0">
        <text:list-item>
          <text:p text:style-name="P16"><text:span text:style-name="T16_1">br</text:span><text:span text:style-name="T16_2">.</text:span><text:span text:style-name="T16_3">com</text:span><text:span text:style-name="T16_4">.</text:span><text:span text:style-name="T16_5">ufpb</text:span><text:span text:style-name="T16_6">.</text:span><text:span text:style-name="T16_7">pa</text:span></text:p>
        </text:list-item>
      </text:list>
      <text:p text:style-name="P17"/>
      <text:p text:style-name="P18"><text:span text:style-name="T18_1"><text:tab/></text:span><text:span text:style-name="T18_2">MainActivity</text:span><text:span text:style-name="T18_3">.</text:span><text:span text:style-name="T18_4">java</text:span><text:span text:style-name="T18_5">:<text:s/></text:span><text:span text:style-name="T18_6">Contem</text:span><text:span text:style-name="T18_7"><text:s/></text:span><text:span text:style-name="T18_8">a</text:span><text:span text:style-name="T18_9"><text:s/></text:span><text:span text:style-name="T18_10">logica</text:span><text:span text:style-name="T18_11"><text:s/></text:span><text:span text:style-name="T18_12">necessaria</text:span><text:span text:style-name="T18_13"><text:s/></text:span><text:span text:style-name="T18_14">para</text:span><text:span text:style-name="T18_15"><text:s/></text:span><text:span text:style-name="T18_16">a</text:span><text:span text:style-name="T18_17"><text:s/></text:span><text:span text:style-name="T18_18">manipulacao</text:span><text:span text:style-name="T18_19"><text:s/></text:span><text:span text:style-name="T18_20">de</text:span><text:span text:style-name="T18_21"><text:s/></text:span><text:span text:style-name="T18_22">todos</text:span><text:span text:style-name="T18_23"><text:s/></text:span><text:span text:style-name="T18_24">os</text:span><text:span text:style-name="T18_25"><text:s/></text:span><text:span text:style-name="T18_26">elementos</text:span><text:span text:style-name="T18_27"><text:s/></text:span><text:span text:style-name="T18_28">da</text:span><text:span text:style-name="T18_29"><text:s/></text:span><text:span text:style-name="T18_30">tela</text:span><text:span text:style-name="T18_31"><text:s/></text:span><text:span text:style-name="T18_32">inicial</text:span><text:span text:style-name="T18_33">.</text:span></text:p>
      <text:p text:style-name="P19"/>
      <text:p text:style-name="P20"><text:span text:style-name="T20_1"><text:tab/></text:span><text:span text:style-name="T20_2">Timelist</text:span><text:span text:style-name="T20_3">.</text:span><text:span text:style-name="T20_4">java</text:span><text:span text:style-name="T20_5">:<text:s/></text:span><text:span text:style-name="T20_6">Gerencia</text:span><text:span text:style-name="T20_7"><text:s/></text:span><text:span text:style-name="T20_8">o</text:span><text:span text:style-name="T20_9"><text:s/></text:span><text:span text:style-name="T20_10">modulo</text:span><text:span text:style-name="T20_11"><text:s/></text:span><text:span text:style-name="T20_12">do</text:span><text:span text:style-name="T20_13"><text:s/></text:span><text:span text:style-name="T20_14">sistema</text:span><text:span text:style-name="T20_15"><text:s/></text:span><text:span text:style-name="T20_16">da</text:span><text:span text:style-name="T20_17"><text:s/></text:span><text:span text:style-name="T20_18">vez</text:span><text:span text:style-name="T20_19">,<text:s/></text:span><text:span text:style-name="T20_20">possui</text:span><text:span text:style-name="T20_21"><text:s/></text:span><text:span text:style-name="T20_22">as</text:span><text:span text:style-name="T20_23"><text:s/></text:span><text:span text:style-name="T20_24">regras</text:span><text:span text:style-name="T20_25"><text:s/></text:span><text:span text:style-name="T20_26">de</text:span><text:span text:style-name="T20_27"><text:s/></text:span><text:span text:style-name="T20_28">negocio</text:span><text:span text:style-name="T20_29">.</text:span></text:p>
      <text:p text:style-name="P21"/>
      <text:list text:style-name="LS1" xml:id="list1">
        <text:list-item>
          <text:p text:style-name="P22"><text:span text:style-name="T22_1">br</text:span><text:span text:style-name="T22_2">.</text:span><text:span text:style-name="T22_3">com</text:span><text:span text:style-name="T22_4">.</text:span><text:span text:style-name="T22_5">ufpb</text:span><text:span text:style-name="T22_6">.</text:span><text:span text:style-name="T22_7">pa</text:span><text:span text:style-name="T22_8">.</text:span><text:span text:style-name="T22_9">client</text:span></text:p>
        </text:list-item>
      </text:list>
      <text:p text:style-name="P23"/>
      <text:p text:style-name="P24"><text:span text:style-name="T24_1"><text:tab/></text:span><text:span text:style-name="T24_2">AddClient</text:span><text:span text:style-name="T24_3">.</text:span><text:span text:style-name="T24_4">java</text:span><text:span text:style-name="T24_5">:<text:s/></text:span><text:span text:style-name="T24_6">Tem</text:span><text:span text:style-name="T24_7"><text:s/></text:span><text:span text:style-name="T24_8">o</text:span><text:span text:style-name="T24_9"><text:s/></text:span><text:span text:style-name="T24_10">codigo</text:span><text:span text:style-name="T24_11"><text:s/></text:span><text:span text:style-name="T24_12">responsavel</text:span><text:span text:style-name="T24_13"><text:s/></text:span><text:span text:style-name="T24_14">pela</text:span><text:span text:style-name="T24_15"><text:s/></text:span><text:span text:style-name="T24_16">criaçao</text:span><text:span text:style-name="T24_17"><text:s/></text:span><text:span text:style-name="T24_18">de</text:span><text:span text:style-name="T24_19"><text:s/></text:span><text:span text:style-name="T24_20">novos</text:span><text:span text:style-name="T24_21"><text:s/></text:span><text:span text:style-name="T24_22">clientes</text:span><text:span text:style-name="T24_23">.</text:span></text:p>
      <text:p text:style-name="P25"/>
      <text:list text:style-name="LS1" xml:id="list2">
        <text:list-item>
          <text:p text:style-name="P26"><text:span text:style-name="T26_1">br</text:span><text:span text:style-name="T26_2">.</text:span><text:span text:style-name="T26_3">com</text:span><text:span text:style-name="T26_4">.</text:span><text:span text:style-name="T26_5">ufpb</text:span><text:span text:style-name="T26_6">.</text:span><text:span text:style-name="T26_7">pa</text:span><text:span text:style-name="T26_8">.</text:span><text:span text:style-name="T26_9">login</text:span></text:p>
        </text:list-item>
      </text:list>
      <text:p text:style-name="P27"/>
      <text:p text:style-name="P28"><text:span text:style-name="T28_1">ConfirmPasswd</text:span><text:span text:style-name="T28_2">.</text:span><text:span text:style-name="T28_3">java</text:span><text:span text:style-name="T28_4">:<text:s/></text:span><text:span text:style-name="T28_5">Classe</text:span><text:span text:style-name="T28_6"><text:s/></text:span><text:span text:style-name="T28_7">responsavel</text:span><text:span text:style-name="T28_8"><text:s/></text:span><text:span text:style-name="T28_9">pela</text:span><text:span text:style-name="T28_10"><text:s/></text:span><text:span text:style-name="T28_11">verificaçao</text:span><text:span text:style-name="T28_12"><text:s/></text:span><text:span text:style-name="T28_13">da</text:span><text:span text:style-name="T28_14"><text:s/></text:span><text:span text:style-name="T28_15">senha</text:span><text:span text:style-name="T28_16"><text:s/></text:span><text:span text:style-name="T28_17">do</text:span><text:span text:style-name="T28_18"><text:s/></text:span><text:span text:style-name="T28_19">usuario</text:span><text:span text:style-name="T28_20"><text:s/></text:span><text:span text:style-name="T28_21">autenticado</text:span><text:span text:style-name="T28_22">.</text:span></text:p>
      <text:p text:style-name="P29"/>
      <text:p text:style-name="P30"><text:span text:style-name="T30_1"><text:tab/></text:span><text:span text:style-name="T30_2">Login</text:span><text:span text:style-name="T30_3">.</text:span><text:span text:style-name="T30_4">java</text:span><text:span text:style-name="T30_5">:<text:s/></text:span><text:span text:style-name="T30_6">Modelo</text:span><text:span text:style-name="T30_7"><text:s/></text:span><text:span text:style-name="T30_8">contendo</text:span><text:span text:style-name="T30_9"><text:s/></text:span><text:span text:style-name="T30_10">os</text:span><text:span text:style-name="T30_11"><text:s/></text:span><text:span text:style-name="T30_12">atributos</text:span><text:span text:style-name="T30_13"><text:s/></text:span><text:span text:style-name="T30_14">e</text:span><text:span text:style-name="T30_15"><text:s/></text:span><text:span text:style-name="T30_16">metodos</text:span><text:span text:style-name="T30_17"><text:s/></text:span><text:span text:style-name="T30_18">de</text:span><text:span text:style-name="T30_19"><text:s/></text:span><text:span text:style-name="T30_20">persistencia</text:span><text:span text:style-name="T30_21"><text:s/></text:span><text:span text:style-name="T30_22">do</text:span><text:span text:style-name="T30_23"><text:s/></text:span><text:span text:style-name="T30_24">login</text:span><text:span text:style-name="T30_25">.</text:span></text:p>
      <text:p text:style-name="P31"/>
      <text:p text:style-name="P32"><text:span text:style-name="T32_1"><text:tab/></text:span><text:span text:style-name="T32_2">LoginController</text:span><text:span text:style-name="T32_3">.</text:span><text:span text:style-name="T32_4">java</text:span><text:span text:style-name="T32_5">:<text:s/></text:span><text:span text:style-name="T32_6">Controlador</text:span><text:span text:style-name="T32_7"><text:s/></text:span><text:span text:style-name="T32_8">do</text:span><text:span text:style-name="T32_9"><text:s/></text:span><text:span text:style-name="T32_10">model</text:span><text:span text:style-name="T32_11"><text:s/></text:span><text:span text:style-name="T32_12">Login</text:span><text:span text:style-name="T32_13">,<text:s/></text:span><text:span text:style-name="T32_14">cujo</text:span><text:span text:style-name="T32_15"><text:s/></text:span><text:span text:style-name="T32_16">abstrai</text:span><text:span text:style-name="T32_17"><text:s/></text:span><text:span text:style-name="T32_18">as</text:span><text:span text:style-name="T32_19"><text:s/></text:span><text:span text:style-name="T32_20">regras</text:span><text:span text:style-name="T32_21"><text:s/></text:span><text:span text:style-name="T32_22">do</text:span><text:span text:style-name="T32_23"><text:s/></text:span><text:span text:style-name="T32_24">modelo</text:span><text:span text:style-name="T32_25"><text:s/></text:span><text:span text:style-name="T32_26">Login</text:span><text:span text:style-name="T32_27">.</text:span></text:p>
      <text:p text:style-name="P33"/>
      <text:list text:style-name="LS1" xml:id="list3">
        <text:list-item>
          <text:p text:style-name="P34"><text:span text:style-name="T34_1">br</text:span><text:span text:style-name="T34_2">.</text:span><text:span text:style-name="T34_3">com</text:span><text:span text:style-name="T34_4">.</text:span><text:span text:style-name="T34_5">ufpb</text:span><text:span text:style-name="T34_6">.</text:span><text:span text:style-name="T34_7">pa</text:span><text:span text:style-name="T34_8">.</text:span><text:span text:style-name="T34_9">menu</text:span></text:p>
        </text:list-item>
      </text:list>
      <text:p text:style-name="P35"/>
      <text:p text:style-name="P36"><text:span text:style-name="T36_1">MenuPrincipal</text:span><text:span text:style-name="T36_2">.</text:span><text:span text:style-name="T36_3">java</text:span><text:span text:style-name="T36_4">:<text:s/></text:span><text:span text:style-name="T36_5">Contem</text:span><text:span text:style-name="T36_6"><text:s/></text:span><text:span text:style-name="T36_7">a</text:span><text:span text:style-name="T36_8"><text:s/></text:span><text:span text:style-name="T36_9">logica</text:span><text:span text:style-name="T36_10"><text:s/></text:span><text:span text:style-name="T36_11">da</text:span><text:span text:style-name="T36_12"><text:s/></text:span><text:span text:style-name="T36_13">tela</text:span><text:span text:style-name="T36_14"><text:s/></text:span><text:span text:style-name="T36_15">inicial</text:span><text:span text:style-name="T36_16"><text:s/></text:span><text:span text:style-name="T36_17">do</text:span><text:span text:style-name="T36_18"><text:s/></text:span><text:span text:style-name="T36_19">sistema</text:span><text:span text:style-name="T36_20">,<text:s/></text:span><text:span text:style-name="T36_21">bem</text:span><text:span text:style-name="T36_22"><text:s/></text:span><text:span text:style-name="T36_23">como</text:span><text:span text:style-name="T36_24"><text:s/></text:span><text:span text:style-name="T36_25">o</text:span><text:span text:style-name="T36_26"><text:s/></text:span><text:span text:style-name="T36_27">codigo</text:span><text:span text:style-name="T36_28"><text:s/></text:span><text:span text:style-name="T36_29">responsavel</text:span><text:span text:style-name="T36_30"><text:s/></text:span><text:span text:style-name="T36_31">para</text:span><text:span text:style-name="T36_32"><text:s/></text:span><text:span text:style-name="T36_33">a</text:span><text:span text:style-name="T36_34"><text:s/></text:span><text:span text:style-name="T36_35">manipulacao</text:span><text:span text:style-name="T36_36"><text:s/></text:span><text:span text:style-name="T36_37">de</text:span><text:span text:style-name="T36_38"><text:s/></text:span><text:span text:style-name="T36_39">todos</text:span><text:span text:style-name="T36_40"><text:s/></text:span><text:span text:style-name="T36_41">os</text:span><text:span text:style-name="T36_42"><text:s/></text:span><text:span text:style-name="T36_43">elementos</text:span><text:span text:style-name="T36_44"><text:s/></text:span><text:span text:style-name="T36_45">da</text:span><text:span text:style-name="T36_46"><text:s/></text:span><text:span text:style-name="T36_47">tela</text:span><text:span text:style-name="T36_48"><text:s/></text:span><text:span text:style-name="T36_49">do</text:span><text:span text:style-name="T36_50"><text:s/></text:span><text:span text:style-name="T36_51">usuario</text:span><text:span text:style-name="T36_52"><text:s/></text:span><text:span text:style-name="T36_53">administrador</text:span><text:span text:style-name="T36_54">.</text:span></text:p>
      <text:p text:style-name="P37"/>
      <text:p text:style-name="P38"><text:span text:style-name="T38_1">MenuReports</text:span><text:span text:style-name="T38_2">.</text:span><text:span text:style-name="T38_3">java</text:span><text:span text:style-name="T38_4">:<text:s/></text:span><text:span text:style-name="T38_5">Contem</text:span><text:span text:style-name="T38_6"><text:s/></text:span><text:span text:style-name="T38_7">a</text:span><text:span text:style-name="T38_8"><text:s/></text:span><text:span text:style-name="T38_9">logica</text:span><text:span text:style-name="T38_10"><text:s/></text:span><text:span text:style-name="T38_11">da</text:span><text:span text:style-name="T38_12"><text:s/></text:span><text:span text:style-name="T38_13">manipulacao</text:span><text:span text:style-name="T38_14"><text:s/></text:span><text:span text:style-name="T38_15">dos</text:span><text:span text:style-name="T38_16"><text:s/></text:span><text:span text:style-name="T38_17">elementos</text:span><text:span text:style-name="T38_18"><text:s/></text:span><text:span text:style-name="T38_19">do</text:span><text:span text:style-name="T38_20"><text:s/></text:span><text:span text:style-name="T38_21">menu</text:span><text:span text:style-name="T38_22"><text:s/></text:span><text:span text:style-name="T38_23">dos</text:span><text:span text:style-name="T38_24"><text:s/></text:span><text:span text:style-name="T38_25">relatorios</text:span><text:span text:style-name="T38_26">.</text:span></text:p>
      <text:p text:style-name="P39"/>
      <text:p text:style-name="P40"><text:span text:style-name="T40_1">MenuSeller</text:span><text:span text:style-name="T40_2">.</text:span><text:span text:style-name="T40_3">java</text:span><text:span text:style-name="T40_4">:<text:s/></text:span><text:span text:style-name="T40_5">Contem</text:span><text:span text:style-name="T40_6"><text:s/></text:span><text:span text:style-name="T40_7">a</text:span><text:span text:style-name="T40_8"><text:s/></text:span><text:span text:style-name="T40_9">logica</text:span><text:span text:style-name="T40_10"><text:s/></text:span><text:span text:style-name="T40_11">da</text:span><text:span text:style-name="T40_12"><text:s/></text:span><text:span text:style-name="T40_13">manipulacao</text:span><text:span text:style-name="T40_14"><text:s/></text:span><text:span text:style-name="T40_15">dos</text:span><text:span text:style-name="T40_16"><text:s/></text:span><text:span text:style-name="T40_17">elementos</text:span><text:span text:style-name="T40_18"><text:s/></text:span><text:span text:style-name="T40_19">do</text:span><text:span text:style-name="T40_20"><text:s/></text:span><text:span text:style-name="T40_21">menu</text:span><text:span text:style-name="T40_22"><text:s/></text:span><text:span text:style-name="T40_23">dos</text:span><text:span text:style-name="T40_24"><text:s/></text:span><text:span text:style-name="T40_25">vendedores</text:span><text:span text:style-name="T40_26">.</text:span></text:p>
      <text:p text:style-name="P41"/>
      <text:p text:style-name="P42"><text:span text:style-name="T42_1">MenuUsers</text:span><text:span text:style-name="T42_2">.</text:span><text:span text:style-name="T42_3">java</text:span><text:span text:style-name="T42_4">:<text:s/></text:span><text:span text:style-name="T42_5">Contem</text:span><text:span text:style-name="T42_6"><text:s/></text:span><text:span text:style-name="T42_7">a</text:span><text:span text:style-name="T42_8"><text:s/></text:span><text:span text:style-name="T42_9">logica</text:span><text:span text:style-name="T42_10"><text:s/></text:span><text:span text:style-name="T42_11">da</text:span><text:span text:style-name="T42_12"><text:s/></text:span><text:span text:style-name="T42_13">manipulacao</text:span><text:span text:style-name="T42_14"><text:s/></text:span><text:span text:style-name="T42_15">dos</text:span><text:span text:style-name="T42_16"><text:s/></text:span><text:span text:style-name="T42_17">elementos</text:span><text:span text:style-name="T42_18"><text:s/></text:span><text:span text:style-name="T42_19">do</text:span><text:span text:style-name="T42_20"><text:s/></text:span><text:span text:style-name="T42_21">menu</text:span><text:span text:style-name="T42_22"><text:s/></text:span><text:span text:style-name="T42_23">dos</text:span><text:span text:style-name="T42_24"><text:s/></text:span><text:span text:style-name="T42_25">usuarios</text:span><text:span text:style-name="T42_26">.</text:span></text:p>
      <text:p text:style-name="P43"/>
      <text:list text:style-name="LS1" xml:id="list4">
        <text:list-item>
          <text:p text:style-name="P44"><text:span text:style-name="T44_1">br</text:span><text:span text:style-name="T44_2">.</text:span><text:span text:style-name="T44_3">com</text:span><text:span text:style-name="T44_4">.</text:span><text:span text:style-name="T44_5">ufpb</text:span><text:span text:style-name="T44_6">.</text:span><text:span text:style-name="T44_7">pa</text:span><text:span text:style-name="T44_8">.</text:span><text:span text:style-name="T44_9">seller</text:span></text:p>
        </text:list-item>
      </text:list>
      <text:p text:style-name="P45"/>
      <text:p text:style-name="P46"><text:span text:style-name="T46_1">SellerDecision</text:span><text:span text:style-name="T46_2">.</text:span><text:span text:style-name="T46_3">java</text:span><text:span text:style-name="T46_4">:<text:s/></text:span><text:span text:style-name="T46_5">Responsavel</text:span><text:span text:style-name="T46_6"><text:s/></text:span><text:span text:style-name="T46_7">pela</text:span><text:span text:style-name="T46_8"><text:s/></text:span><text:span text:style-name="T46_9">manipulacao</text:span><text:span text:style-name="T46_10"><text:s/></text:span><text:span text:style-name="T46_11">dos</text:span><text:span text:style-name="T46_12"><text:s/></text:span><text:span text:style-name="T46_13">elementos</text:span><text:span text:style-name="T46_14"><text:s/></text:span><text:span text:style-name="T46_15">da</text:span><text:span text:style-name="T46_16"><text:s/></text:span><text:span text:style-name="T46_17">tela</text:span><text:span text:style-name="T46_18"><text:s/></text:span><text:span text:style-name="T46_19">de</text:span><text:span text:style-name="T46_20"><text:s/></text:span><text:span text:style-name="T46_21">decisao</text:span><text:span text:style-name="T46_22"><text:s/></text:span><text:span text:style-name="T46_23">do</text:span><text:span text:style-name="T46_24"><text:s/></text:span><text:span text:style-name="T46_25">vendedor</text:span><text:span text:style-name="T46_26">,<text:s/></text:span><text:span text:style-name="T46_27">onde</text:span><text:span text:style-name="T46_28"><text:s/></text:span><text:span text:style-name="T46_29">o</text:span><text:span text:style-name="T46_30"><text:s/></text:span><text:span text:style-name="T46_31">mesmo</text:span><text:span text:style-name="T46_32"><text:s/></text:span><text:span text:style-name="T46_33">escolhe</text:span><text:span text:style-name="T46_34"><text:s/></text:span><text:span text:style-name="T46_35">a</text:span><text:span text:style-name="T46_36"><text:s/></text:span><text:span text:style-name="T46_37">situacao</text:span><text:span text:style-name="T46_38"><text:s/></text:span><text:span text:style-name="T46_39">da</text:span><text:span text:style-name="T46_40"><text:s/></text:span><text:span text:style-name="T46_41">venda</text:span><text:span text:style-name="T46_42">.<text:s/></text:span></text:p>
      <text:p text:style-name="P47"/>
      <text:p text:style-name="P48"><text:span text:style-name="T48_1"><text:tab/></text:span><text:span text:style-name="T48_2">SubTotal</text:span><text:span text:style-name="T48_3">.</text:span><text:span text:style-name="T48_4">java</text:span><text:span text:style-name="T48_5">:<text:s/></text:span><text:span text:style-name="T48_6">Classe</text:span><text:span text:style-name="T48_7"><text:s/></text:span><text:span text:style-name="T48_8">responsavel</text:span><text:span text:style-name="T48_9"><text:s/></text:span><text:span text:style-name="T48_10">por</text:span><text:span text:style-name="T48_11"><text:s/></text:span><text:span text:style-name="T48_12">efetuar</text:span><text:span text:style-name="T48_13"><text:s/></text:span><text:span text:style-name="T48_14">o</text:span><text:span text:style-name="T48_15"><text:s/></text:span><text:span text:style-name="T48_16">calculo</text:span><text:span text:style-name="T48_17"><text:s/></text:span><text:span text:style-name="T48_18">de</text:span><text:span text:style-name="T48_19"><text:s/></text:span><text:span text:style-name="T48_20">uma</text:span><text:span text:style-name="T48_21"><text:s/></text:span><text:span text:style-name="T48_22">venda</text:span><text:span text:style-name="T48_23">.</text:span></text:p>
      <text:p text:style-name="P49"/>
      <text:list text:style-name="LS1" xml:id="list5">
        <text:list-item>
          <text:p text:style-name="P50"><text:span text:style-name="T50_1">br</text:span><text:span text:style-name="T50_2">.</text:span><text:span text:style-name="T50_3">com</text:span><text:span text:style-name="T50_4">.</text:span><text:span text:style-name="T50_5">ufpb</text:span><text:span text:style-name="T50_6">.</text:span><text:span text:style-name="T50_7">pa</text:span><text:span text:style-name="T50_8">.</text:span><text:span text:style-name="T50_9">user</text:span></text:p>
        </text:list-item>
      </text:list>
      <text:p text:style-name="P51"/>
      <text:p text:style-name="P52"><text:span text:style-name="T52_1">AddUser</text:span><text:span text:style-name="T52_2">.</text:span><text:span text:style-name="T52_3">java</text:span><text:span text:style-name="T52_4">:<text:s/></text:span><text:span text:style-name="T52_5">Contem</text:span><text:span text:style-name="T52_6"><text:s/></text:span><text:span text:style-name="T52_7">a</text:span><text:span text:style-name="T52_8"><text:s/></text:span><text:span text:style-name="T52_9">logica</text:span><text:span text:style-name="T52_10"><text:s/></text:span><text:span text:style-name="T52_11">necessaria</text:span><text:span text:style-name="T52_12"><text:s/></text:span><text:span text:style-name="T52_13">para</text:span><text:span text:style-name="T52_14"><text:s/></text:span><text:span text:style-name="T52_15">adicionar</text:span><text:span text:style-name="T52_16"><text:s/></text:span><text:span text:style-name="T52_17">um</text:span><text:span text:style-name="T52_18"><text:s/></text:span><text:span text:style-name="T52_19">usuario</text:span><text:span text:style-name="T52_20"><text:s/></text:span><text:span text:style-name="T52_21">no</text:span><text:span text:style-name="T52_22"><text:s/></text:span><text:span text:style-name="T52_23">sistema</text:span><text:span text:style-name="T52_24">.</text:span></text:p>
      <text:p text:style-name="P53"><text:span text:style-name="T53_1"><text:tab/></text:span><text:span text:style-name="T53_2">EditUser</text:span><text:span text:style-name="T53_3">.</text:span><text:span text:style-name="T53_4">java</text:span><text:span text:style-name="T53_5">:<text:s/></text:span><text:span text:style-name="T53_6">Possui</text:span><text:span text:style-name="T53_7"><text:s/></text:span><text:span text:style-name="T53_8">a</text:span><text:span text:style-name="T53_9"><text:s/></text:span><text:span text:style-name="T53_10">logica</text:span><text:span text:style-name="T53_11"><text:s/></text:span><text:span text:style-name="T53_12">necessaria</text:span><text:span text:style-name="T53_13"><text:s/></text:span><text:span text:style-name="T53_14">para</text:span><text:span text:style-name="T53_15"><text:s/></text:span><text:span text:style-name="T53_16">editar</text:span><text:span text:style-name="T53_17"><text:s/></text:span><text:span text:style-name="T53_18">um</text:span><text:span text:style-name="T53_19"><text:s/></text:span><text:span text:style-name="T53_20">cadastro</text:span><text:span text:style-name="T53_21"><text:s/></text:span><text:span text:style-name="T53_22">de</text:span><text:span text:style-name="T53_23"><text:s/></text:span><text:span text:style-name="T53_24">usuario</text:span><text:span text:style-name="T53_25"><text:s/></text:span><text:span text:style-name="T53_26">no</text:span><text:span text:style-name="T53_27"><text:s/></text:span><text:span text:style-name="T53_28">sistema</text:span><text:span text:style-name="T53_29">.</text:span></text:p>
      <text:p text:style-name="P54"/>
      <text:p text:style-name="P55"><text:span text:style-name="T55_1"><text:tab/></text:span><text:span text:style-name="T55_2">ListUser</text:span><text:span text:style-name="T55_3">.</text:span><text:span text:style-name="T55_4">java</text:span><text:span text:style-name="T55_5">:<text:s/></text:span><text:span text:style-name="T55_6">Classe</text:span><text:span text:style-name="T55_7"><text:s/></text:span><text:span text:style-name="T55_8">que</text:span><text:span text:style-name="T55_9"><text:s/></text:span><text:span text:style-name="T55_10">tem</text:span><text:span text:style-name="T55_11"><text:s/></text:span><text:span text:style-name="T55_12">a</text:span><text:span text:style-name="T55_13"><text:s/></text:span><text:span text:style-name="T55_14">logica</text:span><text:span text:style-name="T55_15"><text:s/></text:span><text:span text:style-name="T55_16">necessaria</text:span><text:span text:style-name="T55_17"><text:s/></text:span><text:span text:style-name="T55_18">para</text:span><text:span text:style-name="T55_19"><text:s/></text:span><text:span text:style-name="T55_20">listar</text:span><text:span text:style-name="T55_21"><text:s/></text:span><text:span text:style-name="T55_22">os</text:span><text:span text:style-name="T55_23"><text:s/></text:span><text:span text:style-name="T55_24">usuarios</text:span><text:span text:style-name="T55_25"><text:s/></text:span><text:span text:style-name="T55_26">do</text:span><text:span text:style-name="T55_27"><text:s/></text:span><text:span text:style-name="T55_28">sistema</text:span><text:span text:style-name="T55_29">.</text:span></text:p>
      <text:p text:style-name="P56"/>
      <text:p text:style-name="P57"><text:span text:style-name="T57_1"><text:tab/></text:span><text:span text:style-name="T57_2">RemoveUser</text:span><text:span text:style-name="T57_3">.</text:span><text:span text:style-name="T57_4">java</text:span><text:span text:style-name="T57_5">:<text:s/></text:span><text:span text:style-name="T57_6">Possui</text:span><text:span text:style-name="T57_7"><text:s/></text:span><text:span text:style-name="T57_8">a</text:span><text:span text:style-name="T57_9"><text:s/></text:span><text:span text:style-name="T57_10">logica</text:span><text:span text:style-name="T57_11"><text:s/></text:span><text:span text:style-name="T57_12">necessaria</text:span><text:span text:style-name="T57_13"><text:s/></text:span><text:span text:style-name="T57_14">para</text:span><text:span text:style-name="T57_15"><text:s/></text:span><text:span text:style-name="T57_16">remover</text:span><text:span text:style-name="T57_17"><text:s/></text:span><text:span text:style-name="T57_18">um</text:span><text:span text:style-name="T57_19"><text:s/></text:span><text:span text:style-name="T57_20">usuario</text:span><text:span text:style-name="T57_21"><text:s/></text:span><text:span text:style-name="T57_22">do</text:span><text:span text:style-name="T57_23"><text:s/></text:span><text:span text:style-name="T57_24">sistema</text:span><text:span text:style-name="T57_25">.</text:span></text:p>
      <text:p text:style-name="P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